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87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9.45mm"/>
    </style:style>
    <style:style style:name="co9" style:family="table-column">
      <style:table-column-properties fo:break-before="auto" style:column-width="220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32.7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7.76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203.84mm"/>
    </style:style>
    <style:style style:name="co17" style:family="table-column">
      <style:table-column-properties fo:break-before="auto" style:column-width="10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125.66mm"/>
    </style:style>
    <style:style style:name="co20" style:family="table-column">
      <style:table-column-properties fo:break-before="auto" style:column-width="58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m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Búsquedas realizadas durante el periodo del: 26 al 30 de noviembre del año 2015</text:p>
          </table:table-cell>
          <table:covered-table-cell table:number-columns-repeated="3" table:style-name="ce5"/>
          <table:covered-table-cell table:style-name="ce7"/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úsqueda en Fuentes\ cadenas de búsqueda</text:p>
          </table:table-cell>
          <table:table-cell table:style-name="ce6" office:value-type="string" calcext:value-type="string">
            <text:p>Ss1= ( “Gamification” AND (“Education” OR “E-Learning” ) )</text:p>
          </table:table-cell>
          <table:table-cell table:style-name="ce6" office:value-type="string" calcext:value-type="string">
            <text:p>ss2=( “Serious Games” AND “Gamification” AND (“Education” OR “E-Learning” ) )</text:p>
          </table:table-cell>
          <table:table-cell table:style-name="ce6" office:value-type="string" calcext:value-type="string">
            <text:p>ss3=( “Gamify” AND (“Education” OR “E-Learning” ) )</text:p>
          </table:table-cell>
          <table:table-cell table:style-name="ce2" office:value-type="string" calcext:value-type="string">
            <text:p>Total</text:p>
          </table:table-cell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5" calcext:value-type="float">
            <text:p>45</text:p>
          </table:table-cell>
          <table:table-cell table:style-name="ce2" table:formula="of:=SUM([REsumen.B3:.D3])" office:value-type="float" office:value="261" calcext:value-type="float">
            <text:p>2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27" calcext:value-type="float">
            <text:p>27</text:p>
          </table:table-cell>
          <table:table-cell table:style-name="ce2" table:formula="of:=SUM([REsumen.B4:.D4])"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2" table:formula="of:=SUM([REsumen.B5:.D5]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1" calcext:value-type="float">
            <text:p>11</text:p>
          </table:table-cell>
          <table:table-cell table:style-name="ce2" table:formula="of:=SUM([REsumen.B6:.D6])"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64" calcext:value-type="float">
            <text:p>64</text:p>
          </table:table-cell>
          <table:table-cell table:style-name="ce2" table:formula="of:=SUM([REsumen.B7:.D7])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8:.D8])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SUM([REsumen.B3:.B8])" office:value-type="float" office:value="1760" calcext:value-type="float">
            <text:p>1760</text:p>
          </table:table-cell>
          <table:table-cell table:style-name="ce2" table:formula="of:=SUM([REsumen.C3:.C8])" office:value-type="float" office:value="541" calcext:value-type="float">
            <text:p>541</text:p>
          </table:table-cell>
          <table:table-cell table:style-name="ce2" table:formula="of:=SUM([REsumen.D3:.D8])" office:value-type="float" office:value="147" calcext:value-type="float">
            <text:p>147</text:p>
          </table:table-cell>
          <table:table-cell table:style-name="ce2" table:formula="of:=SUM([REsumen.B9:.D9])"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egidos por criterios de inclusión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SUM([REsumen.B11:.D11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12:.D1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13:.D1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SUM([REsumen.B14:.D1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SUM([REsumen.B15:.D15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table:formula="of:=SUM([REsumen.B16:.D1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SUM([REsumen.B11:.B16])" office:value-type="float" office:value="63" calcext:value-type="float">
            <text:p>63</text:p>
          </table:table-cell>
          <table:table-cell table:style-name="ce2" table:formula="of:=SUM([REsumen.C11:.C16])" office:value-type="float" office:value="8" calcext:value-type="float">
            <text:p>8</text:p>
          </table:table-cell>
          <table:table-cell table:style-name="ce2" table:formula="of:=SUM([REsumen.D11:.D16])" office:value-type="float" office:value="6" calcext:value-type="float">
            <text:p>6</text:p>
          </table:table-cell>
          <table:table-cell table:style-name="ce2" table:formula="of:=SUM([REsumen.B17:.D17])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gidos como estudios primari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vantes" table:style-name="ta1">
        <table:shapes>
          <draw:frame draw:z-index="0" draw:style-name="gr1" draw:text-style-name="P1" svg:width="283.19mm" svg:height="170.95mm" svg:x="392.73mm" svg:y="0mm">
            <loext:p draw:notify-on-update-of-ranges="Relevantes.H2:Relevantes.H7 Relevantes.I1:Relevantes.I1 Relevantes.I2:Relevantes.I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/>
          <table:table-cell office:value-type="string" calcext:value-type="string">
            <text:p>Biblioteca Digital</text:p>
          </table:table-cell>
          <table:table-cell office:value-type="string" calcext:value-type="string">
            <text:p>Artículos Encontrado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systematic mapping on gamification applied to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CM DL 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n experience report on using gamification in technical higher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pringer Link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EEE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Web of Science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lsevier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eaching case: applying gamification techniques and virtual reality for learning building engineering 3D ar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copu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Relevantes.I2:.I7])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game-based learning approach to road safety: the code of ever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reating software engineering student interaction profiles for discovering gamification approaches to improve collabor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evelopment of gamification-enriched pedagogical agent for e-Learning system based on community of inqui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serious game approaches for introductory computer science tablet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HEALTH GAMIF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Using gamification to inspire new citizen science volunte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theory and action: A survey$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An empirical study comparing gamification and social networking on e-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Learning healthy lifestyles through active videogames, motor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ech - Gamification in University Engineer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Considerations on Gamification of E-Learning Appl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xperimenting with Gamification in the Classro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and Health Professions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“Gamification” and Legal Education A Game Based Application for Teaching University Law Stud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: Cognitive Impact and Creating a Meaningful Experience in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for Engaging Computer Science Students in Learning Activities: A Case Stud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Empirical Study: Develop and evaluation a mobile serious game on environment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personalization of gamification in collaborative learning contexts using ontolog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Virtual Blended Learning Enriched by Gamification and Social Aspects in Programm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and Mobile Teaching and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ying Suppor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Impact of Using Gamification on the Eco-driving Lear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n Architecture of a Gamified Learning Management Syst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<text:s/>Gamifi cation for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*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 Serious Game for Public Engagement in Synthetic Biolog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An Observational Research on the Limitations and Side Effects of Gamification in Educating Human Resources.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Esta en Coreano :'(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Effectiveness of Gamification in Vocational Technical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2"/>
          <table:table-cell table:style-name="ce11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Factory Management Education – A Case Study with Lego Mindsto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Education: A Literature Revie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Use of Games as Extrinsic Motiv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 table:style-name="ce11"/>
          <table:table-cell table:number-columns-repeated="12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Innovations in Serious Games for Future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ode hunt: gamifying teaching and learning of computer science at sc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ed co-design with cooperative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How gamification applies for educational purpose specially with college algeb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*N/A=No aplica, no encontré la referencia a lugar del estudio</text:p>
          </table:table-cell>
          <table:table-cell table:number-columns-repeated="14"/>
        </table:table-row>
      </table:table>
      <table:table table:name="GráficaRelevantes" table:style-name="ta1">
        <table:shapes>
          <draw:frame draw:z-index="0" draw:style-name="gr1" draw:text-style-name="P1" svg:width="179.23mm" svg:height="64.83mm" svg:x="380.45mm" svg:y="0mm">
            <loext:p draw:notify-on-update-of-ranges="GráficaRelevantes.H2:GráficaRelevantes.H7 GráficaRelevantes.I1:GráficaRelevantes.I1 GráficaRelevantes.I2:GráficaRelevantes.I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79.4mm" svg:height="72.38mm" svg:x="381.26mm" svg:y="72.4mm">
            <loext:p draw:notify-on-update-of-ranges="GráficaRelevantes.H21:GráficaRelevantes.H25 GráficaRelevantes.I20:GráficaRelevantes.I20 GráficaRelevantes.I21:GráficaRelevantes.I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61.44mm" svg:y="151.7mm">
            <loext:p draw:notify-on-update-of-ranges="GráficaRelevantes.H31:GráficaRelevantes.H61 GráficaRelevantes.I30:GráficaRelevantes.I30 GráficaRelevantes.I31:GráficaRelevantes.I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79.39mm" svg:height="92.36mm" svg:x="359.03mm" svg:y="256.63mm">
            <loext:p draw:notify-on-update-of-ranges="GráficaRelevantes.H71:GráficaRelevantes.H76 GráficaRelevantes.I70:GráficaRelevantes.I70 GráficaRelevantes.I71:GráficaRelevantes.I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number-columns-repeated="17" table:default-cell-style-name="Default"/>
        <table:table-row table:style-name="ro2"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/>
          <table:table-cell office:value-type="string" calcext:value-type="string">
            <text:p>Biblioteca Digital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systematic mapping on gamification applied to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CM Digital Library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n experience report on using gamification in technical higher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pringer Lin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Web of Science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lsevier Science Direct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eaching case: applying gamification techniques and virtual reality for learning building engineering 3D ar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copus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2:.I7])" office:value-type="float" office:value="76" calcext:value-type="float">
            <text:p>7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game-based learning approach to road safety: the code of ever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reating software engineering student interaction profiles for discovering gamification approaches to improve collabor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evelopment of gamification-enriched pedagogical agent for e-Learning system based on community of inqui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serious game approaches for introductory computer science tablet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HEALTH GAMIF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Using gamification to inspire new citizen science volunte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theory and action: A survey$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An empirical study comparing gamification and social networking on e-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ño Publicación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Learning healthy lifestyles through active videogames, motor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COUNTIF([GráficaRelevantes.$D$2:.$D$77];[GráficaRelevantes.J21])" office:value-type="float" office:value="33" calcext:value-type="float">
            <text:p>33</text:p>
          </table:table-cell>
          <table:table-cell table:style-name="ce12" office:value-type="float" office:value="2015" calcext:value-type="float">
            <text:p>201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ech - Gamification in University Engineer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COUNTIF([GráficaRelevantes.$D$2:.$D$77];[GráficaRelevantes.J22])" office:value-type="float" office:value="24" calcext:value-type="float">
            <text:p>24</text:p>
          </table:table-cell>
          <table:table-cell table:style-name="ce12" office:value-type="float" office:value="2014" calcext:value-type="float">
            <text:p>201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COUNTIF([GráficaRelevantes.$D$2:.$D$77];[GráficaRelevantes.J23])" office:value-type="float" office:value="16" calcext:value-type="float">
            <text:p>16</text:p>
          </table:table-cell>
          <table:table-cell table:style-name="ce12" office:value-type="float" office:value="2013" calcext:value-type="float">
            <text:p>20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Considerations on Gamification of E-Learning Appl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COUNTIF([GráficaRelevantes.$D$2:.$D$77];[GráficaRelevantes.J24])" office:value-type="float" office:value="2" calcext:value-type="float">
            <text:p>2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COUNTIF([GráficaRelevantes.$D$2:.$D$77];[GráficaRelevantes.J25])" office:value-type="float" office:value="1" calcext:value-type="float">
            <text:p>1</text:p>
          </table:table-cell>
          <table:table-cell table:style-name="ce12" office:value-type="float" office:value="2012" calcext:value-type="float">
            <text:p>20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xperimenting with Gamification in the Classro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21:.I25])" office:value-type="float" office:value="76" calcext:value-type="float">
            <text:p>7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and Health Professions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“Gamification” and Legal Education A Game Based Application for Teaching University Law Stud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: Cognitive Impact and Creating a Meaningful Experience in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for Engaging Computer Science Students in Learning Activities: A Case Stud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Brasil</text:p>
          </table:table-cell>
          <table:table-cell table:formula="of:=COUNTIF([.$E$2:.$E$77];[.H31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hina</text:p>
          </table:table-cell>
          <table:table-cell table:formula="of:=COUNTIF([.$E$2:.$E$77];[.H3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lovenia</text:p>
          </table:table-cell>
          <table:table-cell table:formula="of:=COUNTIF([.$E$2:.$E$77];[.H33])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Finlandia</text:p>
          </table:table-cell>
          <table:table-cell table:formula="of:=COUNTIF([.$E$2:.$E$77];[.H3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ndonesia</text:p>
          </table:table-cell>
          <table:table-cell table:formula="of:=COUNTIF([.$E$2:.$E$77];[.H3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Empirical Study: Develop and evaluation a mobile serious game on environment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Inglaterra</text:p>
          </table:table-cell>
          <table:table-cell table:formula="of:=COUNTIF([.$E$2:.$E$77];[.H36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personalization of gamification in collaborative learning contexts using ontolog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Italia</text:p>
          </table:table-cell>
          <table:table-cell table:formula="of:=COUNTIF([.$E$2:.$E$77];[.H3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Virtual Blended Learning Enriched by Gamification and Social Aspects in Programm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Japón</text:p>
          </table:table-cell>
          <table:table-cell table:formula="of:=COUNTIF([.$E$2:.$E$77];[.H38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and Mobile Teaching and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Jordania</text:p>
          </table:table-cell>
          <table:table-cell table:formula="of:=COUNTIF([.$E$2:.$E$77];[.H39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ying Suppor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Londres</text:p>
          </table:table-cell>
          <table:table-cell table:formula="of:=COUNTIF([.$E$2:.$E$77];[.H40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Impact of Using Gamification on the Eco-driving Lear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Países Bajos</text:p>
          </table:table-cell>
          <table:table-cell table:formula="of:=COUNTIF([.$E$2:.$E$77];[.H41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n Architecture of a Gamified Learning Management Syst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erú</text:p>
          </table:table-cell>
          <table:table-cell table:formula="of:=COUNTIF([.$E$2:.$E$77];[.H4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table:style-name="ce10" office:value-type="string" calcext:value-type="string">
            <text:p>Reino unido</text:p>
          </table:table-cell>
          <table:table-cell table:formula="of:=COUNTIF([.$E$2:.$E$77];[.H43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Rumania</text:p>
          </table:table-cell>
          <table:table-cell table:formula="of:=COUNTIF([.$E$2:.$E$77];[.H4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<text:s/>Gamifi cation for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dáfrica</text:p>
          </table:table-cell>
          <table:table-cell table:formula="of:=COUNTIF([.$E$2:.$E$77];[.H4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ecia</text:p>
          </table:table-cell>
          <table:table-cell table:formula="of:=COUNTIF([.$E$2:.$E$77];[.H46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iza</text:p>
          </table:table-cell>
          <table:table-cell table:formula="of:=COUNTIF([.$E$2:.$E$77];[.H4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ia</text:p>
          </table:table-cell>
          <table:table-cell table:formula="of:=COUNTIF([.$E$2:.$E$77];[.H48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Grecia</text:p>
          </table:table-cell>
          <table:table-cell table:formula="of:=COUNTIF([.$E$2:.$E$77];[.H49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lonia</text:p>
          </table:table-cell>
          <table:table-cell table:formula="of:=COUNTIF([.$E$2:.$E$77];[.H50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rtugal</text:p>
          </table:table-cell>
          <table:table-cell table:formula="of:=COUNTIF([.$E$2:.$E$77];[.H51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ingapur</text:p>
          </table:table-cell>
          <table:table-cell table:formula="of:=COUNTIF([.$E$2:.$E$77];[.H52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Korea</text:p>
          </table:table-cell>
          <table:table-cell table:formula="of:=COUNTIF([.$E$2:.$E$77];[.H53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 Serious Game for Public Engagement in Synthetic Biolog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Malasia</text:p>
          </table:table-cell>
          <table:table-cell table:formula="of:=COUNTIF([.$E$2:.$E$77];[.H54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An Observational Research on the Limitations and Side Effects of Gamification in Educating Human Resources.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oreano</text:p>
          </table:table-cell>
          <table:table-cell office:value-type="string" calcext:value-type="string">
            <text:p>Malasia</text:p>
          </table:table-cell>
          <table:table-cell table:formula="of:=COUNTIF([.$E$2:.$E$77];[.H55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lemania</text:p>
          </table:table-cell>
          <table:table-cell table:formula="of:=COUNTIF([.$E$2:.$E$77];[.H56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alia</text:p>
          </table:table-cell>
          <table:table-cell table:formula="of:=COUNTIF([.$E$2:.$E$77];[.H57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Effectiveness of Gamification in Vocational Technical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N/A</text:p>
          </table:table-cell>
          <table:table-cell table:formula="of:=COUNTIF([.$E$2:.$E$77];[.H58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anadá</text:p>
          </table:table-cell>
          <table:table-cell table:formula="of:=COUNTIF([.$E$2:.$E$77];[.H59])" office:value-type="float" office:value="9" calcext:value-type="float">
            <text:p>9</text:p>
          </table:table-cell>
          <table:table-cell table:number-columns-repeated="9"/>
          <table:table-cell table:style-name="ce11"/>
          <table:table-cell table:number-columns-repeated="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USA</text:p>
          </table:table-cell>
          <table:table-cell table:formula="of:=COUNTIF([.$E$2:.$E$77];[.H60])"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paña</text:p>
          </table:table-cell>
          <table:table-cell table:formula="of:=COUNTIF([.$E$2:.$E$77];[.H61])"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.I31:.I61])" office:value-type="float" office:value="79" calcext:value-type="float">
            <text:p>79</text:p>
          </table:table-cell>
          <table:table-cell table:number-columns-repeated="16"/>
          <table:table-cell table:style-name="ce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Factory Management Education – A Case Study with Lego Mindsto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Education: A Literature Revie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Use of Games as Extrinsic Motiv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 table:style-name="ce11"/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Innovations in Serious Games for Future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Artículos Encontrado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hina, Eslovenia, Finlandia, Indonesia, Inglaterra, Italia, Japón, Jordania, Londres, Países Bajos, Peru, Reino unido, Rumania, Sudáfrica, Suecia, Suiza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ode hunt: gamifying teaching and learning of computer science at sc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ustria, Grecia, Polonia, Portugal, Singapur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ed co-design with cooperative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Korea, Malasia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lemania, Australia, Brasil, N/A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anadá, USA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How gamification applies for educational purpose specially with college algeb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.I71:.I76])" office:value-type="float" office:value="29" calcext:value-type="float">
            <text:p>29</text:p>
          </table:table-cell>
          <table:table-cell table:number-columns-repeated="17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7"/>
        </table:table-row>
        <table:table-row table:style-name="ro2">
          <table:table-cell table:number-columns-repeated="6"/>
          <table:table-cell office:value-type="string" calcext:value-type="string">
            <text:p>Coreano</text:p>
          </table:table-cell>
          <table:table-cell/>
          <table:table-cell table:style-name="Default"/>
          <table:table-cell table:number-columns-repeated="17"/>
        </table:table-row>
        <table:table-row table:style-name="ro2" table:number-rows-repeated="6">
          <table:table-cell table:number-columns-repeated="8"/>
          <table:table-cell table:style-name="Default"/>
          <table:table-cell table:number-columns-repeated="17"/>
        </table:table-row>
        <table:table-row table:style-name="ro2">
          <table:table-cell table:number-columns-repeated="8"/>
          <table:table-cell table:style-name="Default"/>
          <table:table-cell table:number-columns-repeated="5"/>
          <table:table-cell table:style-name="ce11"/>
          <table:table-cell table:number-columns-repeated="11"/>
        </table:table-row>
      </table:table>
      <table:table table:name="GráficaPrimarios" table:style-name="ta1">
        <table:shapes>
          <draw:frame draw:z-index="0" draw:style-name="gr1" draw:text-style-name="P1" svg:width="157.74mm" svg:height="70.55mm" svg:x="379.89mm" svg:y="0mm">
            <loext:p draw:notify-on-update-of-ranges="GráficaPrimarios.I2:GráficaPrimarios.I7 GráficaPrimarios.I1:GráficaPrimarios.I1 GráficaPrimarios.J2:GráficaPrimarios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7.66mm" svg:height="71.94mm" svg:x="379.97mm" svg:y="76.5mm">
            <loext:p draw:notify-on-update-of-ranges="GráficaPrimarios.I19:GráficaPrimarios.I23 GráficaPrimarios.J18:GráficaPrimarios.J18 GráficaPrimarios.J19:GráficaPrimarios.J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0.11mm" svg:y="153.43mm">
            <loext:p draw:notify-on-update-of-ranges="GráficaPrimarios.I36:GráficaPrimarios.I62 GráficaPrimarios.J35:GráficaPrimarios.J35 GráficaPrimarios.J36:GráficaPrimarios.J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0.89mm" svg:y="244.83mm">
            <loext:p draw:notify-on-update-of-ranges="GráficaPrimarios.I68:GráficaPrimarios.I71 GráficaPrimarios.J67:GráficaPrimarios.J67 GráficaPrimarios.J68:GráficaPrimarios.J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/>
          <table:table-cell office:value-type="string" calcext:value-type="string">
            <text:p>Biblioteca</text:p>
          </table:table-cell>
          <table:table-cell table:style-name="Default" office:value-type="string" calcext:value-type="string">
            <text:p>Resultados Primario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A systematic mapping on gamification applied to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pringer Lin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An experience report on using gamification in technical higher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CM Digital Librar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Web of Scienc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lsevier Science Direc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Teaching case: applying gamification techniques and virtual reality for learning building engineering 3D art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cop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Primarios.J2:.J7])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s2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Gamification and Education: A Literature Review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elsevier</text:p>
          </table:table-cell>
          <table:table-cell table:style-name="ce10" office:value-type="string" calcext:value-type="string">
            <text:p>An empirical study comparing gamification and social networking on e-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ño Publicación</text:p>
          </table:table-cell>
          <table:table-cell table:style-name="Default" office:value-type="string" calcext:value-type="string">
            <text:p>Resultados Primario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“Gamification” and Legal Education A Game Based Application for Teaching University Law Student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Considerations on Gamification of E-Learning Application 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Experimenting with Gamification in the Classroom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 and Health Professions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Primarios.J19:.J23])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 for Engaging Computer Science Students in Learning Activities: A Case Study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: Cognitive Impact and Creating a Meaningful Experience in 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s3</text:p>
          </table:table-cell>
          <table:table-cell table:style-name="ce10" office:value-type="string" calcext:value-type="string">
            <text:p>scopus</text:p>
          </table:table-cell>
          <table:table-cell table:style-name="ce10" office:value-type="string" calcext:value-type="string">
            <text:p>How gamification applies for educational purpose specially with college algebra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springer</text:p>
          </table:table-cell>
          <table:table-cell table:style-name="ce10" office:value-type="string" calcext:value-type="string">
            <text:p><text:s/>Gamifi cation for 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Primarios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springer</text:p>
          </table:table-cell>
          <table:table-cell table:style-name="ce10" office:value-type="string" calcext:value-type="string">
            <text:p>An Architecture of a Gamified Learning Management System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ia</text:p>
          </table:table-cell>
          <table:table-cell table:formula="of:=COUNTIF([GráficaPrimarios.$F$2:.$F$56];[GráficaPrimarios.I36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hina</text:p>
          </table:table-cell>
          <table:table-cell table:formula="of:=COUNTIF([GráficaPrimarios.$F$2:.$F$56];[GráficaPrimarios.I37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lovenia</text:p>
          </table:table-cell>
          <table:table-cell table:formula="of:=COUNTIF([GráficaPrimarios.$F$2:.$F$56];[GráficaPrimarios.I38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Finlandia</text:p>
          </table:table-cell>
          <table:table-cell table:formula="of:=COUNTIF([GráficaPrimarios.$F$2:.$F$56];[GráficaPrimarios.I39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talia</text:p>
          </table:table-cell>
          <table:table-cell table:formula="of:=COUNTIF([GráficaPrimarios.$F$2:.$F$56];[GráficaPrimarios.I40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Japón</text:p>
          </table:table-cell>
          <table:table-cell table:formula="of:=COUNTIF([GráficaPrimarios.$F$2:.$F$56];[GráficaPrimarios.I41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Jordania</text:p>
          </table:table-cell>
          <table:table-cell table:formula="of:=COUNTIF([GráficaPrimarios.$F$2:.$F$56];[GráficaPrimarios.I42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Londres</text:p>
          </table:table-cell>
          <table:table-cell table:formula="of:=COUNTIF([GráficaPrimarios.$F$2:.$F$56];[GráficaPrimarios.I43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aíses Bajos</text:p>
          </table:table-cell>
          <table:table-cell table:formula="of:=COUNTIF([GráficaPrimarios.$F$2:.$F$56];[GráficaPrimarios.I44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table:style-name="ce10" office:value-type="string" calcext:value-type="string">
            <text:p>Reino Unido</text:p>
          </table:table-cell>
          <table:table-cell table:formula="of:=COUNTIF([GráficaPrimarios.$F$2:.$F$56];[GráficaPrimarios.I45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Rumania</text:p>
          </table:table-cell>
          <table:table-cell table:formula="of:=COUNTIF([GráficaPrimarios.$F$2:.$F$56];[GráficaPrimarios.I46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dáfrica</text:p>
          </table:table-cell>
          <table:table-cell table:formula="of:=COUNTIF([GráficaPrimarios.$F$2:.$F$56];[GráficaPrimarios.I47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ecia</text:p>
          </table:table-cell>
          <table:table-cell table:formula="of:=COUNTIF([GráficaPrimarios.$F$2:.$F$56];[GráficaPrimarios.I48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iza</text:p>
          </table:table-cell>
          <table:table-cell table:formula="of:=COUNTIF([GráficaPrimarios.$F$2:.$F$56];[GráficaPrimarios.I49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wos</text:p>
          </table:table-cell>
          <table:table-cell table:style-name="ce10" office:value-type="string" calcext:value-type="string">
            <text:p>Effectiveness of Gamification in Vocational Technical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alia</text:p>
          </table:table-cell>
          <table:table-cell table:formula="of:=COUNTIF([GráficaPrimarios.$F$2:.$F$56];[GráficaPrimarios.I50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Grecia</text:p>
          </table:table-cell>
          <table:table-cell table:formula="of:=COUNTIF([GráficaPrimarios.$F$2:.$F$56];[GráficaPrimarios.I51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Korea</text:p>
          </table:table-cell>
          <table:table-cell table:formula="of:=COUNTIF([GráficaPrimarios.$F$2:.$F$56];[GráficaPrimarios.I52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lonia</text:p>
          </table:table-cell>
          <table:table-cell table:formula="of:=COUNTIF([GráficaPrimarios.$F$2:.$F$56];[GráficaPrimarios.I5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wos</text:p>
          </table:table-cell>
          <table:table-cell table:style-name="ce10" office:value-type="string" calcext:value-type="string">
            <text:p>Gamification in Factory Management Education – A Case Study with Lego Mindstorm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rtugal</text:p>
          </table:table-cell>
          <table:table-cell table:formula="of:=COUNTIF([GráficaPrimarios.$F$2:.$F$56];[GráficaPrimarios.I54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ingapur</text:p>
          </table:table-cell>
          <table:table-cell table:formula="of:=COUNTIF([GráficaPrimarios.$F$2:.$F$56];[GráficaPrimarios.I55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lemania</text:p>
          </table:table-cell>
          <table:table-cell table:formula="of:=COUNTIF([GráficaPrimarios.$F$2:.$F$56];[GráficaPrimarios.I56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Brasil</text:p>
          </table:table-cell>
          <table:table-cell table:formula="of:=COUNTIF([GráficaPrimarios.$F$2:.$F$56];[GráficaPrimarios.I57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Canadá</text:p>
          </table:table-cell>
          <table:table-cell table:formula="of:=COUNTIF([GráficaPrimarios.$F$2:.$F$56];[GráficaPrimarios.I58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Malasia</text:p>
          </table:table-cell>
          <table:table-cell table:formula="of:=COUNTIF([GráficaPrimarios.$F$2:.$F$56];[GráficaPrimarios.I59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N/A</text:p>
          </table:table-cell>
          <table:table-cell table:formula="of:=COUNTIF([GráficaPrimarios.$F$2:.$F$56];[GráficaPrimarios.I60])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España</text:p>
          </table:table-cell>
          <table:table-cell table:formula="of:=COUNTIF([GráficaPrimarios.$F$2:.$F$56];[GráficaPrimarios.I61])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USA</text:p>
          </table:table-cell>
          <table:table-cell table:formula="of:=COUNTIF([GráficaPrimarios.$F$2:.$F$56];[GráficaPrimarios.I62])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Total</text:p>
          </table:table-cell>
          <table:table-cell table:formula="of:=SUM([GráficaPrimarios.J36:.J62])" office:value-type="float" office:value="55" calcext:value-type="float">
            <text:p>55</text:p>
          </table:table-cell>
          <table:table-cell/>
        </table:table-row>
        <table:table-row table:style-name="ro2" table:number-rows-repeated="3">
          <table:table-cell table:number-columns-repeated="9"/>
          <table:table-cell table:style-name="Default"/>
          <table:table-cell/>
        </table:table-row>
        <table:table-row table:style-name="ro2">
          <table:table-cell table:number-columns-repeated="8"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Primarios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Austria, China, Eslovenia, Finlandia, Italia, Japón, Jordania, Londres, Países Bajos, Reino Unido, Romania, Sudáfrica, Suecia, Suiza </text:p>
          </table:table-cell>
          <table:table-cell office:value-type="float" office:value="1" calcext:value-type="float">
            <text:p>1</text:p>
          </table:table-cell>
          <table:table-cell table:formula="of:=[GráficaPrimarios.J68]*14" office:value-type="float" office:value="14" calcext:value-type="float">
            <text:p>1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ustralia, Grecia, Korea, Polonia, Portugal, Singapur</text:p>
          </table:table-cell>
          <table:table-cell office:value-type="float" office:value="2" calcext:value-type="float">
            <text:p>2</text:p>
          </table:table-cell>
          <table:table-cell table:formula="of:=[GráficaPrimarios.J69]*6" office:value-type="float" office:value="12" calcext:value-type="float">
            <text:p>1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lemania, Brasil, Canadá, Malasia, N/A</text:p>
          </table:table-cell>
          <table:table-cell office:value-type="float" office:value="3" calcext:value-type="float">
            <text:p>3</text:p>
          </table:table-cell>
          <table:table-cell table:formula="of:=[GráficaPrimarios.J70]*5" office:value-type="float" office:value="15" calcext:value-type="float">
            <text:p>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España, USA</text:p>
          </table:table-cell>
          <table:table-cell office:value-type="float" office:value="7" calcext:value-type="float">
            <text:p>7</text:p>
          </table:table-cell>
          <table:table-cell table:formula="of:=[GráficaPrimarios.J71]*2" office:value-type="float" office:value="14" calcext:value-type="float">
            <text:p>14</text:p>
          </table:table-cell>
        </table:table-row>
        <table:table-row table:style-name="ro2">
          <table:table-cell table:number-columns-repeated="8"/>
          <table:table-cell table:style-name="ce9" office:value-type="string" calcext:value-type="string">
            <text:p>Total</text:p>
          </table:table-cell>
          <table:table-cell table:formula="of:=SUM([GráficaPrimarios.J68:.J71])" office:value-type="float" office:value="13" calcext:value-type="float">
            <text:p>13</text:p>
          </table:table-cell>
          <table:table-cell table:formula="of:=SUM([GráficaPrimarios.K68:.K71])" office:value-type="float" office:value="55" calcext:value-type="float">
            <text:p>55</text:p>
          </table:table-cell>
        </table:table-row>
      </table:table>
      <table:table table:name="Registro de Artículos" table:style-name="ta1">
        <table:table-column table:style-name="co19" table:default-cell-style-name="ce14"/>
        <table:table-column table:style-name="co20" table:default-cell-style-name="ce16"/>
        <table:table-row table:style-name="ro1">
          <table:table-cell table:style-name="ce13" office:value-type="string" calcext:value-type="string" table:number-columns-spanned="2" table:number-rows-spanned="1">
            <text:p>REGISTRO DE ARTÍCULO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CATEGORÍA</text:p>
          </table:table-cell>
          <table:table-cell/>
        </table:table-row>
        <table:table-row table:style-name="ro1">
          <table:table-cell office:value-type="string" calcext:value-type="string">
            <text:p>TÍTULO</text:p>
          </table:table-cell>
          <table:table-cell/>
        </table:table-row>
        <table:table-row table:style-name="ro1">
          <table:table-cell office:value-type="string" calcext:value-type="string">
            <text:p>AÑO PUBLICACIÓN</text:p>
          </table:table-cell>
          <table:table-cell/>
        </table:table-row>
        <table:table-row table:style-name="ro1">
          <table:table-cell office:value-type="string" calcext:value-type="string">
            <text:p>PALABRAS CLAVE (KEYWORDS)</text:p>
          </table:table-cell>
          <table:table-cell/>
        </table:table-row>
        <table:table-row table:style-name="ro1">
          <table:table-cell office:value-type="string" calcext:value-type="string">
            <text:p>ABSTRACT</text:p>
          </table:table-cell>
          <table:table-cell/>
        </table:table-row>
        <table:table-row table:style-name="ro1">
          <table:table-cell office:value-type="string" calcext:value-type="string">
            <text:p>NOTAS ACERCA DEL ABSTRACT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EXTRACCIÓN DE LA INFORMACIÓN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ESUMEN DE SECCIONES</text:p>
          </table:table-cell>
          <table:table-cell/>
        </table:table-row>
        <table:table-row table:style-name="ro1">
          <table:table-cell office:value-type="string" calcext:value-type="string">
            <text:p>TÉCNICAS, MÉTODOS, APLICACIONES: IMPLEMENTADAS</text:p>
          </table:table-cell>
          <table:table-cell/>
        </table:table-row>
        <table:table-row table:style-name="ro1">
          <table:table-cell office:value-type="string" calcext:value-type="string">
            <text:p>NOTAS ADICIONALES</text:p>
          </table:table-cell>
          <table:table-cell/>
        </table:table-row>
      </table:table>
      <table:named-expressions/>
      <table:database-ranges>
        <table:database-range table:name="__Anonymous_Sheet_DB__1" table:target-range-address="Relevantes.H2:Relevantes.I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GráficaRelevantes.H21:GráficaRelevantes.J2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GráficaPrimarios.B1:GráficaPrimarios.G1048576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0:55:19.8693390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27:47.086924878</meta:creation-date>
    <dc:date>2015-12-11T16:00:14.421948360</dc:date>
    <meta:editing-duration>P1DT9H33M32S</meta:editing-duration>
    <meta:editing-cycles>41</meta:editing-cycles>
    <meta:generator>LibreOffice/5.0.2.2$Linux_X86_64 LibreOffice_project/00m0$Build-2</meta:generator>
    <meta:document-statistic meta:table-count="5" meta:cell-count="166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5cm" svg:height="7.056cm" xlink:href=".." xlink:type="simple" chart:class="chart:bar" chart:style-name="ch1">
        <chart:title svg:x="3.57cm" svg:y="0.277cm" chart:style-name="ch2">
          <text:p>Resultados Primarios por Biblioteca Digital</text:p>
        </chart:title>
        <chart:plot-area chart:style-name="ch3" table:cell-range-address="GráficaPrimarios.I1:GráficaPrimarios.I7 GráficaPrimarios.J2:GráficaPrimarios.J7" chart:data-source-has-labels="both" svg:x="0.722cm" svg:y="1.223cm" svg:width="14.095cm" svg:height="5.357cm">
          <chartooo:coordinate-region svg:x="4.571cm" svg:y="1.223cm" svg:width="10.059cm" svg:height="4.71cm"/>
          <chart:axis chart:dimension="x" chart:name="primary-x" chart:style-name="ch4" chartooo:axis-type="auto">
            <chartooo:date-scale/>
            <chart:title svg:x="0cm" svg:y="5.175cm" chart:style-name="ch5">
              <text:p>Biblioteca Digital</text:p>
            </chart:title>
            <chart:categories table:cell-range-address="GráficaPrimarios.I2:GráficaPrimarios.I7"/>
          </chart:axis>
          <chart:axis chart:dimension="y" chart:name="primary-y" chart:style-name="ch6">
            <chart:title svg:x="6.892cm" svg:y="6.496cm" chart:style-name="ch7">
              <text:p>Resultados</text:p>
            </chart:title>
            <chart:grid chart:style-name="ch8" chart:class="major"/>
          </chart:axis>
          <chart:series chart:style-name="ch9" chart:values-cell-range-address="GráficaPrimarios.J2:GráficaPrimarios.J7" chart:label-cell-address="GráficaPrimarios.I1:GráficaPrimario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blioteca</text:p>
                <draw:g>
                  <svg:desc>GráficaPrimarios.I1:GráficaPrimario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ger Link</text:p>
                <draw:g>
                  <svg:desc>GráficaPrimarios.I2:GráficaPrimarios.I7</svg:desc>
                </draw:g>
              </table:table-cell>
              <table:table-cell office:value-type="float" office:value="14">
                <text:p>14</text:p>
                <draw:g>
                  <svg:desc>GráficaPrimarios.J2:GráficaPrimarios.J7</svg:desc>
                </draw:g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CM Digital Librar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lsevier Science Direc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67cm" svg:height="7.195cm" xlink:href=".." xlink:type="simple" chart:class="chart:bar" chart:style-name="ch1">
        <chart:title svg:x="3.342cm" svg:y="0.279cm" chart:style-name="ch2">
          <text:p>Resultados Primarios por Año de Publicación</text:p>
        </chart:title>
        <chart:plot-area chart:style-name="ch3" table:cell-range-address="GráficaPrimarios.I18:GráficaPrimarios.J23" chart:data-source-has-labels="both" svg:x="3.554cm" svg:y="1.094cm" svg:width="11.361cm" svg:height="5.446cm">
          <chartooo:coordinate-region svg:x="4.546cm" svg:y="1.094cm" svg:width="10.182cm" svg:height="4.799cm"/>
          <chart:axis chart:dimension="x" chart:name="primary-x" chart:style-name="ch4" chartooo:axis-type="auto">
            <chartooo:date-scale/>
            <chart:title svg:x="0.163cm" svg:y="5.083cm" chart:style-name="ch5">
              <text:p>Año de Publicación</text:p>
            </chart:title>
            <chart:categories table:cell-range-address="GráficaPrimarios.I19:GráficaPrimarios.I23"/>
          </chart:axis>
          <chart:axis chart:dimension="y" chart:name="primary-y" chart:style-name="ch6">
            <chart:title svg:x="8.357cm" svg:y="6.635cm" chart:style-name="ch7">
              <text:p>Resultados</text:p>
            </chart:title>
            <chart:grid chart:style-name="ch8" chart:class="major"/>
          </chart:axis>
          <chart:series chart:style-name="ch9" chart:values-cell-range-address="GráficaPrimarios.J19:GráficaPrimarios.J23" chart:label-cell-address="GráficaPrimarios.J18:GráficaPrimarios.J1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18:GráficaPrimarios.J18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</text:p>
                <draw:g>
                  <svg:desc>GráficaPrimarios.I19:GráficaPrimarios.I23</svg:desc>
                </draw:g>
              </table:table-cell>
              <table:table-cell office:value-type="float" office:value="24">
                <text:p>24</text:p>
                <draw:g>
                  <svg:desc>GráficaPrimarios.J19:GráficaPrimarios.J23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515cm" svg:y="0.366cm" chart:style-name="ch2">
          <text:p>Artículos Primarios por Lugar de Publicación</text:p>
        </chart:title>
        <chart:legend chart:legend-position="end" svg:x="10.784cm" svg:y="0.964cm" style:legend-expansion="high" chart:style-name="ch3"/>
        <chart:plot-area chart:style-name="ch4" table:cell-range-address="GráficaPrimarios.I35:GráficaPrimarios.J62" chart:data-source-has-labels="both" svg:x="0.32cm" svg:y="1.301cm" svg:width="10.144cm" svg:height="7.519cm">
          <chartooo:coordinate-region svg:x="1.633cm" svg:y="1.302cm" svg:width="7.518cm" svg:height="7.518cm"/>
          <chart:axis chart:dimension="x" chart:name="primary-x" chart:style-name="ch5" chartooo:axis-type="auto">
            <chartooo:date-scale/>
            <chart:categories table:cell-range-address="GráficaPrimarios.I36:GráficaPrimarios.I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Primarios.J36:GráficaPrimarios.J62" chart:label-cell-address="GráficaPrimarios.J35:GráficaPrimarios.J3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35:GráficaPrimarios.J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ia</text:p>
                <draw:g>
                  <svg:desc>GráficaPrimarios.I36:GráficaPrimarios.I62</svg:desc>
                </draw:g>
              </table:table-cell>
              <table:table-cell office:value-type="float" office:value="1">
                <text:p>1</text:p>
                <draw:g>
                  <svg:desc>GráficaPrimarios.J36:GráficaPrimarios.J62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love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íses Baj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ino Uni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dá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ec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i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ec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o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m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as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nadá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498cm" svg:y="0.316cm" chart:style-name="ch2">
          <text:p>Artículos Primarios por Lugar de Publicación</text:p>
        </chart:title>
        <chart:legend svg:x="9.254cm" svg:y="2.254cm" style:legend-expansion="custom" chartooo:width="6.536cm" chartooo:height="5.308cm" style:legend-expansion-aspect-ratio="1.23134890730972" chart:style-name="ch3"/>
        <chart:plot-area chart:style-name="ch4" table:cell-range-address="GráficaPrimarios.I67:GráficaPrimarios.J71" chart:data-source-has-labels="both" svg:x="1.242cm" svg:y="1.299cm" svg:width="7.517cm" svg:height="7.518cm">
          <chartooo:coordinate-region svg:x="1.243cm" svg:y="1.301cm" svg:width="7.516cm" svg:height="7.516cm"/>
          <chart:axis chart:dimension="x" chart:name="primary-x" chart:style-name="ch5" chartooo:axis-type="auto">
            <chartooo:date-scale/>
            <chart:categories table:cell-range-address="GráficaPrimarios.I68:GráficaPrimarios.I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Primarios.J68:GráficaPrimarios.J71" chart:label-cell-address="GráficaPrimarios.J67:GráficaPrimarios.J6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67:GráficaPrimarios.J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ia, China, Eslovenia, Finlandia, Italia, Japón, Jordania, Londres, Países Bajos, Reino Unido, Romania, Sudáfrica, Suecia, Suiza </text:p>
                <draw:g>
                  <svg:desc>GráficaPrimarios.I68:GráficaPrimarios.I71</svg:desc>
                </draw:g>
              </table:table-cell>
              <table:table-cell office:value-type="float" office:value="1">
                <text:p>1</text:p>
                <draw:g>
                  <svg:desc>GráficaPrimarios.J68:GráficaPrimarios.J71</svg:desc>
                </draw:g>
              </table:table-cell>
            </table:table-row>
            <table:table-row>
              <table:table-cell office:value-type="string">
                <text:p>Australia, Grecia, Korea, Polonia, Portugal, 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mania, Brasil, Canadá, Malasia, N/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paña, USA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4cm" svg:height="6.484cm" xlink:href=".." xlink:type="simple" chart:class="chart:bar" chart:style-name="ch1">
        <chart:title svg:x="4.712cm" svg:y="0.265cm" chart:style-name="ch2">
          <text:p>Artículos Relevantes por Biblioteca Digital</text:p>
        </chart:title>
        <chart:plot-area chart:style-name="ch3" table:cell-range-address="GráficaRelevantes.H1:GráficaRelevantes.I7" chart:data-source-has-labels="both" svg:x="1.247cm" svg:y="1.165cm" svg:width="16.637cm" svg:height="4.762cm">
          <chartooo:coordinate-region svg:x="5.096cm" svg:y="1.165cm" svg:width="12.601cm" svg:height="4.115cm"/>
          <chart:axis chart:dimension="x" chart:name="primary-x" chart:style-name="ch4" chartooo:axis-type="auto">
            <chartooo:date-scale/>
            <chart:title svg:x="0.393cm" svg:y="4.402cm" chart:style-name="ch5">
              <text:p>Biblioteca Digital</text:p>
            </chart:title>
            <chart:categories table:cell-range-address="GráficaRelevantes.H2:GráficaRelevantes.H7"/>
          </chart:axis>
          <chart:axis chart:dimension="y" chart:name="primary-y" chart:style-name="ch6">
            <chart:title svg:x="8.688cm" svg:y="5.924cm" chart:style-name="ch7">
              <text:p>Resultados</text:p>
            </chart:title>
            <chart:grid chart:style-name="ch8" chart:class="major"/>
          </chart:axis>
          <chart:series chart:style-name="ch9" chart:values-cell-range-address="GráficaRelevantes.I2:GráficaRelevantes.I7" chart:label-cell-address="GráficaRelevantes.I1:GráficaRelevante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1:GráficaRelevan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M Digital Library</text:p>
                <draw:g>
                  <svg:desc>GráficaRelevantes.H2:GráficaRelevantes.H7</svg:desc>
                </draw:g>
              </table:table-cell>
              <table:table-cell office:value-type="float" office:value="20">
                <text:p>20</text:p>
                <draw:g>
                  <svg:desc>GráficaRelevantes.I2:GráficaRelevantes.I7</svg:desc>
                </draw:g>
              </table:table-cell>
            </table:table-row>
            <table:table-row>
              <table:table-cell office:value-type="string">
                <text:p>Springer Lin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lsevier Science Direc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1cm" svg:height="7.239cm" xlink:href=".." xlink:type="simple" chart:class="chart:bar" chart:style-name="ch1">
        <chart:title svg:x="4.495cm" svg:y="0.28cm" chart:style-name="ch2">
          <text:p>Artículos Relevantes por Año de Publicación</text:p>
        </chart:title>
        <chart:plot-area chart:style-name="ch3" table:cell-range-address="GráficaRelevantes.H20:GráficaRelevantes.I25" chart:data-source-has-labels="both" svg:x="1.369cm" svg:y="1.229cm" svg:width="16.214cm" svg:height="4.885cm">
          <chartooo:coordinate-region svg:x="2.361cm" svg:y="1.229cm" svg:width="15.035cm" svg:height="4.238cm"/>
          <chart:axis chart:dimension="x" chart:name="primary-x" chart:style-name="ch4" chartooo:axis-type="auto">
            <chartooo:date-scale/>
            <chart:title svg:x="0.451cm" svg:y="5.131cm" chart:style-name="ch5">
              <text:p>Año de Publicación</text:p>
            </chart:title>
            <chart:categories table:cell-range-address="GráficaRelevantes.H21:GráficaRelevantes.H25"/>
          </chart:axis>
          <chart:axis chart:dimension="y" chart:name="primary-y" chart:style-name="ch6">
            <chart:title svg:x="8.599cm" svg:y="6.258cm" chart:style-name="ch7">
              <text:p>Resultados</text:p>
            </chart:title>
            <chart:grid chart:style-name="ch8" chart:class="major"/>
          </chart:axis>
          <chart:series chart:style-name="ch9" chart:values-cell-range-address="GráficaRelevantes.I21:GráficaRelevantes.I25" chart:label-cell-address="GráficaRelevantes.I20:GráficaRelevantes.I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20:GráficaRelevantes.I20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</text:p>
                <draw:g>
                  <svg:desc>GráficaRelevantes.H21:GráficaRelevantes.H25</svg:desc>
                </draw:g>
              </table:table-cell>
              <table:table-cell office:value-type="float" office:value="33">
                <text:p>33</text:p>
                <draw:g>
                  <svg:desc>GráficaRelevantes.I21:GráficaRelevantes.I25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39cm" svg:y="0.316cm" chart:style-name="ch2">
          <text:p>Artículos Relevantes por Lugar de Publicación</text:p>
        </chart:title>
        <chart:legend chart:legend-position="end" svg:x="8.784cm" svg:y="1.711cm" style:legend-expansion="high" chart:style-name="ch3"/>
        <chart:plot-area chart:style-name="ch4" table:cell-range-address="GráficaRelevantes.H30:GráficaRelevantes.I61" chart:data-source-has-labels="both" svg:x="0.32cm" svg:y="1.301cm" svg:width="8.144cm" svg:height="7.519cm">
          <chartooo:coordinate-region svg:x="0.633cm" svg:y="1.302cm" svg:width="7.518cm" svg:height="7.518cm"/>
          <chart:axis chart:dimension="x" chart:name="primary-x" chart:style-name="ch5" chartooo:axis-type="auto">
            <chartooo:date-scale/>
            <chart:categories table:cell-range-address="GráficaRelevantes.H31:GráficaRelevantes.H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Relevantes.I31:GráficaRelevantes.I61" chart:label-cell-address="GráficaRelevantes.I30:GráficaRelevantes.I3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30:GráficaRelevantes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sil</text:p>
                <draw:g>
                  <svg:desc>GráficaRelevantes.H31:GráficaRelevantes.H61</svg:desc>
                </draw:g>
              </table:table-cell>
              <table:table-cell office:value-type="float" office:value="4">
                <text:p>4</text:p>
                <draw:g>
                  <svg:desc>GráficaRelevantes.I31:GráficaRelevantes.I61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love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glater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íses Baj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ino uni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dá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ec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i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ec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o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eman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nadá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4cm" svg:height="9.237cm" xlink:href=".." xlink:type="simple" chart:class="chart:circle" chart:style-name="ch1">
        <chart:title svg:x="4.309cm" svg:y="0.32cm" chart:style-name="ch2">
          <text:p>Artículos Relevantes por Lugar de Publicación</text:p>
        </chart:title>
        <chart:legend svg:x="8.745cm" svg:y="1.835cm" style:legend-expansion="custom" chartooo:width="8.23cm" chartooo:height="5.889cm" style:legend-expansion-aspect-ratio="1.39752080149431" chart:style-name="ch3"/>
        <chart:plot-area chart:style-name="ch4" table:cell-range-address="GráficaRelevantes.H70:GráficaRelevantes.I76" chart:data-source-has-labels="both" svg:x="0.358cm" svg:y="1.125cm" svg:width="7.742cm" svg:height="7.743cm">
          <chartooo:coordinate-region svg:x="0.358cm" svg:y="1.126cm" svg:width="7.742cm" svg:height="7.742cm"/>
          <chart:axis chart:dimension="x" chart:name="primary-x" chart:style-name="ch5" chartooo:axis-type="auto">
            <chartooo:date-scale/>
            <chart:categories table:cell-range-address="GráficaRelevantes.H71:GráficaRelevantes.H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Relevantes.I71:GráficaRelevantes.I76" chart:label-cell-address="GráficaRelevantes.I70:GráficaRelevantes.I7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ículos Encontrados</text:p>
                <draw:g>
                  <svg:desc>GráficaRelevantes.I70:GráficaRelevantes.I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na, Eslovenia, Finlandia, Indonesia, Inglaterra, Italia, Japón, Jordania, Londres, Países Bajos, Peru, Reino unido, Rumania, Sudáfrica, Suecia, Suiza</text:p>
                <draw:g>
                  <svg:desc>GráficaRelevantes.H71:GráficaRelevantes.H76</svg:desc>
                </draw:g>
              </table:table-cell>
              <table:table-cell office:value-type="float" office:value="1">
                <text:p>1</text:p>
                <draw:g>
                  <svg:desc>GráficaRelevantes.I71:GráficaRelevantes.I76</svg:desc>
                </draw:g>
              </table:table-cell>
            </table:table-row>
            <table:table-row>
              <table:table-cell office:value-type="string">
                <text:p>Austria, Grecia, Polonia, Portugal, 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, 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emania, Australia, Brasil, N/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nadá, US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2cm" svg:height="17.096cm" xlink:href=".." xlink:type="simple" chart:class="chart:bar" chart:style-name="ch1">
        <chart:title svg:x="10.703cm" svg:y="0.477cm" chart:style-name="ch2">
          <text:p>Artículos Relevantes Encontrados</text:p>
        </chart:title>
        <chart:plot-area chart:style-name="ch3" table:cell-range-address="Relevantes.H1:Relevantes.I7" chart:data-source-has-labels="both" svg:x="3.504cm" svg:y="2.467cm" svg:width="23.202cm" svg:height="11.833cm">
          <chartooo:coordinate-region svg:x="6.163cm" svg:y="2.467cm" svg:width="20.356cm" svg:height="11.186cm"/>
          <chart:axis chart:dimension="x" chart:name="primary-x" chart:style-name="ch4" chartooo:axis-type="auto">
            <chartooo:date-scale/>
            <chart:title svg:x="2.378cm" svg:y="9.657cm" chart:style-name="ch5">
              <text:p>Biblioteca Digital</text:p>
            </chart:title>
            <chart:categories table:cell-range-address="Relevantes.H2:Relevantes.H7"/>
          </chart:axis>
          <chart:axis chart:dimension="y" chart:name="primary-y" chart:style-name="ch6">
            <chart:title svg:x="14.228cm" svg:y="14.641cm" chart:style-name="ch7">
              <text:p>Resultados</text:p>
            </chart:title>
            <chart:grid chart:style-name="ch8" chart:class="major"/>
          </chart:axis>
          <chart:series chart:style-name="ch9" chart:values-cell-range-address="Relevantes.I2:Relevantes.I7" chart:label-cell-address="Relevantes.I1:Relevante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ículos Encontrados</text:p>
                <draw:g>
                  <svg:desc>Relevantes.I1:Relevan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M DL </text:p>
                <draw:g>
                  <svg:desc>Relevantes.H2:Relevantes.H7</svg:desc>
                </draw:g>
              </table:table-cell>
              <table:table-cell office:value-type="float" office:value="20">
                <text:p>20</text:p>
                <draw:g>
                  <svg:desc>Relevantes.I2:Relevantes.I7</svg:desc>
                </draw:g>
              </table:table-cell>
            </table:table-row>
            <table:table-row>
              <table:table-cell office:value-type="string">
                <text:p>Springer Lin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lsevi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